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24cm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standard">
      <style:graphic-properties draw:stroke="none" svg:stroke-color="#000000" draw:fill="none" draw:fill-color="#ffffff" fo:min-height="0.82cm"/>
    </style:style>
    <style:style style:name="gr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5" style:family="graphic" style:parent-style-name="standard">
      <style:graphic-properties draw:marker-start="Arrow"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fill="none" draw:textarea-vertical-align="middle"/>
    </style:style>
    <style:style style:name="gr7" style:family="graphic" style:parent-style-name="objectwithoutfill">
      <style:graphic-properties draw:marker-start="Arrow" draw:fill="none" draw:textarea-vertical-align="middle"/>
    </style:style>
    <style:style style:name="gr8" style:family="graphic" style:parent-style-name="standard">
      <style:graphic-properties draw:stroke="none" svg:stroke-color="#000000" draw:marker-start="Arrow" draw:fill="none" draw:fill-color="#ffffff" fo:min-height="2.896cm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marker-start="Arrow" draw:fill="none" draw:fill-color="#ffffff" fo:min-height="1.016cm"/>
    </style:style>
    <style:style style:name="gr11" style:family="graphic" style:parent-style-name="standard">
      <style:graphic-properties draw:stroke="none" svg:stroke-color="#000000" draw:marker-start="Arrow" draw:fill="none" draw:fill-color="#ffffff" fo:min-height="1.143cm"/>
    </style:style>
    <style:style style:name="gr1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text-properties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text-position="super 58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89cm" svg:height="1.074cm" draw:transform="rotate (-0.00855211333477282) translate (1.004cm 0.979cm)">
          <draw:text-box>
            <text:p text:style-name="P1"><text:span text:style-name="T1">Groups:</text:span></text:p>
          </draw:text-box>
        </draw:frame>
        <draw:frame draw:style-name="gr2" draw:layer="layout" svg:width="3.046cm" svg:height="1.139cm" draw:transform="rotate (-0.00837758040957339) translate (6.093cm 1cm)">
          <draw:text-box>
            <text:p>WBC</text:p>
          </draw:text-box>
        </draw:frame>
        <draw:frame draw:style-name="gr2" draw:layer="layout" svg:width="3.046cm" svg:height="1.139cm" draw:transform="rotate (-0.00837758040957339) translate (9.141cm 1cm)">
          <draw:text-box>
            <text:p>Piper</text:p>
          </draw:text-box>
        </draw:frame>
        <draw:frame draw:style-name="gr2" draw:layer="layout" svg:width="3.046cm" svg:height="1.139cm" draw:transform="rotate (-0.00837758040957339) translate (12.054cm 1cm)">
          <draw:text-box>
            <text:p>Khan</text:p>
          </draw:text-box>
        </draw:frame>
        <draw:frame draw:style-name="gr2" draw:layer="layout" svg:width="3.046cm" svg:height="1.139cm" draw:transform="rotate (-0.00837758040957339) translate (23.1cm 1cm)">
          <draw:text-box>
            <text:p>Unitarian</text:p>
          </draw:text-box>
        </draw:frame>
        <draw:frame draw:style-name="gr2" draw:layer="layout" svg:width="3.686cm" svg:height="1.139cm" draw:transform="rotate (-0.0083775804095734) translate (15.232cm 1cm)">
          <draw:text-box>
            <text:p>Mehr Baba</text:p>
          </draw:text-box>
        </draw:frame>
        <draw:frame draw:style-name="gr2" draw:layer="layout" svg:width="3.046cm" svg:height="1.139cm" draw:transform="rotate (-0.00837758040957339) translate (19.301cm 1cm)">
          <draw:text-box>
            <text:p>...</text:p>
          </draw:text-box>
        </draw:frame>
        <draw:frame draw:style-name="gr3" draw:text-style-name="P2" draw:layer="layout" svg:width="4.689cm" svg:height="1.07cm" draw:transform="rotate (-0.00855211333477282) translate (1.01cm 2.922cm)">
          <draw:text-box>
            <text:p text:style-name="P2"><text:span text:style-name="T2">Subgroups:</text:span></text:p>
          </draw:text-box>
        </draw:frame>
        <draw:frame draw:style-name="gr2" draw:layer="layout" svg:width="3.046cm" svg:height="1.139cm" draw:transform="rotate (-0.00837758040957339) translate (6.093cm 2.901cm)">
          <draw:text-box>
            <text:p>group_1</text:p>
          </draw:text-box>
        </draw:frame>
        <draw:frame draw:style-name="gr2" draw:layer="layout" svg:width="3.046cm" svg:height="1.139cm" draw:transform="rotate (-0.00837758040957339) translate (9.141cm 2.901cm)">
          <draw:text-box>
            <text:p>group_2</text:p>
          </draw:text-box>
        </draw:frame>
        <draw:frame draw:style-name="gr2" draw:layer="layout" svg:width="3.046cm" svg:height="1.139cm" draw:transform="rotate (-0.00837758040957339) translate (12.054cm 2.901cm)">
          <draw:text-box>
            <text:p>group_3</text:p>
          </draw:text-box>
        </draw:frame>
        <draw:frame draw:style-name="gr2" draw:layer="layout" svg:width="3.046cm" svg:height="1.139cm" draw:transform="rotate (-0.00837758040957339) translate (23.1cm 2.901cm)">
          <draw:text-box>
            <text:p>group_k</text:p>
          </draw:text-box>
        </draw:frame>
        <draw:frame draw:style-name="gr2" draw:layer="layout" svg:width="3.686cm" svg:height="1.139cm" draw:transform="rotate (-0.0083775804095734) translate (15.232cm 2.901cm)">
          <draw:text-box>
            <text:p>group_4</text:p>
          </draw:text-box>
        </draw:frame>
        <draw:frame draw:style-name="gr2" draw:layer="layout" svg:width="3.046cm" svg:height="1.139cm" draw:transform="rotate (-0.00837758040957339) translate (19.301cm 2.901cm)">
          <draw:text-box>
            <text:p>...</text:p>
          </draw:text-box>
        </draw:frame>
        <draw:line draw:style-name="gr4" draw:text-style-name="P3" draw:layer="layout" svg:x1="7.096cm" svg:y1="1.635cm" svg:x2="7.477cm" svg:y2="3.159cm">
          <text:p/>
        </draw:line>
        <draw:line draw:style-name="gr4" draw:text-style-name="P3" draw:layer="layout" svg:x1="7.123cm" svg:y1="1.635cm" svg:x2="10.652cm" svg:y2="3.159cm">
          <text:p/>
        </draw:line>
        <draw:line draw:style-name="gr4" draw:text-style-name="P3" draw:layer="layout" svg:x1="7.123cm" svg:y1="1.635cm" svg:x2="13.319cm" svg:y2="3.032cm">
          <text:p/>
        </draw:line>
        <draw:line draw:style-name="gr4" draw:text-style-name="P3" draw:layer="layout" svg:x1="7.123cm" svg:y1="1.635cm" svg:x2="16.621cm" svg:y2="3.032cm">
          <text:p/>
        </draw:line>
        <draw:line draw:style-name="gr4" draw:text-style-name="P3" draw:layer="layout" svg:x1="24.495cm" svg:y1="1.889cm" svg:x2="24.495cm" svg:y2="3.286cm">
          <text:p/>
        </draw:line>
        <draw:line draw:style-name="gr4" draw:text-style-name="P3" draw:layer="layout" svg:x1="7.096cm" svg:y1="1.635cm" svg:x2="19.542cm" svg:y2="3.286cm">
          <text:p/>
        </draw:line>
        <draw:frame draw:style-name="gr3" draw:text-style-name="P2" draw:layer="layout" svg:width="4.689cm" svg:height="2.384cm" draw:transform="rotate (-0.00855211333477282) translate (1.01cm 4.423cm)">
          <draw:text-box>
            <text:p text:style-name="P2"><text:span text:style-name="T2">Parameter Optimization Loop</text:span></text:p>
          </draw:text-box>
        </draw:frame>
        <draw:frame draw:style-name="gr3" draw:text-style-name="P2" draw:layer="layout" svg:width="20.191cm" svg:height="1.07cm" draw:transform="rotate (-0.00855211333477282) translate (6.469cm 6.068cm)">
          <draw:text-box>
            <text:p text:style-name="P2"><text:span text:style-name="T2">Pre-Process:</text:span><text:span text:style-name="T3"> normalization, stemming, stopwords, creating DSM</text:span><text:span text:style-name="T4">1</text:span></text:p>
          </draw:text-box>
          <draw:glue-point draw:id="4" svg:x="-2.672cm" svg:y="4.296cm"/>
        </draw:frame>
        <draw:frame draw:style-name="gr3" draw:text-style-name="P2" draw:layer="layout" svg:width="19.937cm" svg:height="1.07cm" draw:transform="rotate (-0.00855211333477282) translate (6.464cm 7.761cm)">
          <draw:text-box>
            <text:p text:style-name="P2"><text:span text:style-name="T2">Extract Inputs:</text:span><text:span text:style-name="T3"> BOW</text:span><text:span text:style-name="T4">2</text:span><text:span text:style-name="T3">, sentiment</text:span><text:span text:style-name="T4">4</text:span><text:span text:style-name="T3">, context vectors, ACOM</text:span><text:span text:style-name="T4">3</text:span><text:span text:style-name="T3">, network</text:span></text:p>
          </draw:text-box>
          <draw:glue-point draw:id="4" svg:x="-2.131cm" svg:y="3.975cm"/>
          <draw:glue-point draw:id="5" svg:x="-0.73cm" svg:y="5cm"/>
        </draw:frame>
        <draw:frame draw:style-name="gr3" draw:text-style-name="P4" draw:layer="layout" svg:width="19.562cm" svg:height="1.07cm" draw:transform="rotate (-0.00855211333477282) translate (6.464cm 9.255cm)">
          <draw:text-box>
            <text:p text:style-name="P4"><text:span text:style-name="T1">Subset Inputs</text:span><text:span text:style-name="T5">: <text:s/>Baseline, <text:s text:c="2"/>+context, <text:s text:c="2"/>+ACOM, <text:s text:c="2"/>+network, <text:s text:c="4"/>+all</text:span></text:p>
          </draw:text-box>
          <draw:glue-point draw:id="4" svg:x="0.909cm" svg:y="-5cm"/>
        </draw:frame>
        <draw:custom-shape draw:style-name="gr5" draw:text-style-name="P3" draw:layer="layout" svg:width="2.54cm" svg:height="1.397cm" svg:x="11.287cm" svg:y="10.398cm">
          <text:p text:style-name="P3">Model 1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1.287cm" svg:y="13.954cm">
          <text:p text:style-name="P3">Model 3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1.287cm" svg:y="12.176cm">
          <text:p text:style-name="P3">Model 2A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4.587cm" svg:y="10.398cm">
          <text:p text:style-name="P3">Model 1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4.587cm" svg:y="13.954cm">
          <text:p text:style-name="P3">Model 3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4.587cm" svg:y="12.176cm">
          <text:p text:style-name="P3">Model 2B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7.687cm" svg:y="10.398cm">
          <text:p text:style-name="P3">Model 1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7.687cm" svg:y="13.954cm">
          <text:p text:style-name="P3">Model 3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17.687cm" svg:y="12.176cm">
          <text:p text:style-name="P3">Model 2C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0.787cm" svg:y="10.398cm">
          <text:p text:style-name="P3">Model 1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0.787cm" svg:y="13.954cm">
          <text:p text:style-name="P3">Model 3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0.787cm" svg:y="12.176cm">
          <text:p text:style-name="P3">Model 2D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3.787cm" svg:y="10.398cm">
          <text:p text:style-name="P3">Model 1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3.787cm" svg:y="13.954cm">
          <text:p text:style-name="P3">Model 3E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4cm" svg:height="1.397cm" svg:x="23.787cm" svg:y="12.176cm">
          <text:p text:style-name="P3">Model 2E</text:p>
          <draw:enhanced-geometry svg:viewBox="0 0 21600 21600" draw:type="rectangle" draw:enhanced-path="M 0 0 L 21600 0 21600 21600 0 21600 0 0 Z N"/>
        </draw:custom-shape>
        <draw:polyline draw:style-name="gr6" draw:text-style-name="P3" draw:layer="layout" svg:width="1.396cm" svg:height="5.587cm" draw:transform="rotate (-3.14159265358979) translate (11.922cm 15.732cm)" svg:viewBox="0 0 1397 5588" draw:points="0,5588 1397,5588 1397,0 127,0 254,0">
          <text:p/>
        </draw:polyline>
        <draw:path draw:style-name="gr7" draw:text-style-name="P3" draw:layer="layout" svg:width="1.592cm" svg:height="1.65cm" draw:transform="rotate (-3.14159265358979) translate (10.017cm 13.573cm)" svg:viewBox="0 0 1593 1651" svg:d="M0 1651c1905 0 2286-1524 127-1651">
          <text:p/>
        </draw:path>
        <draw:path draw:style-name="gr7" draw:text-style-name="P3" draw:layer="layout" svg:width="5.198cm" svg:height="6.097cm" draw:transform="rotate (-3.14159265358979) translate (9.89cm 14.3369177634935cm)" svg:viewBox="0 0 5199 6098" svg:d="M3429 6098c2286 0 3429-6223-3429-6096">
          <text:p/>
        </draw:path>
        <draw:path draw:style-name="gr7" draw:text-style-name="P3" draw:layer="layout" svg:width="5.615cm" svg:height="8.332cm" draw:transform="rotate (-3.14159265358979) translate (9.763cm 14.9207979423174cm)" svg:viewBox="0 0 5616 8333" svg:d="M3302 8333c2540 0 4699-9271-3302-8255">
          <text:p/>
        </draw:path>
        <draw:frame draw:style-name="gr8" draw:layer="layout" svg:width="8.89cm" svg:height="4.517cm" svg:x="1.127cm" svg:y="15.224cm">
          <draw:text-box>
            <text:p>Use model outputs to modify hyperparameters governing pre-processing, input extraction, model parameter for each model variant independently</text:p>
          </draw:text-box>
        </draw:frame>
        <draw:frame draw:style-name="gr3" draw:text-style-name="P2" draw:layer="layout" svg:width="15.874cm" svg:height="2.384cm" draw:transform="rotate (-0.00855211333477282) translate (10.534cm 16.14cm)">
          <draw:text-box>
            <text:p text:style-name="P2"><text:span text:style-name="T2">Output:</text:span><text:span text:style-name="T3"> For each subset of inputs and each one of 3 model types, we will have a preprocessing and input-extraction process that yields the best results.</text:span></text:p>
          </draw:text-box>
          <draw:glue-point draw:id="4" svg:x="-2.672cm" svg:y="4.296cm"/>
        </draw:frame>
        <draw:frame draw:style-name="gr3" draw:text-style-name="P4" draw:layer="layout" svg:width="16.13cm" svg:height="2.384cm" draw:transform="rotate (-0.00855211333477282) translate (10.535cm 18.44cm)">
          <draw:text-box>
            <text:p text:style-name="P4"><text:span text:style-name="T3">With these ~15 'best models', we can calculate the impact of context vectors, ACOM, and network metrics.</text:span></text:p>
            <text:p text:style-name="P4"><text:span text:style-name="T6">Note: This can be paired down if it's too demanding</text:span></text:p>
          </draw:text-box>
          <draw:glue-point draw:id="4" svg:x="-2.672cm" svg:y="4.296cm"/>
        </draw:frame>
        <draw:line draw:style-name="gr4" draw:text-style-name="P3" draw:layer="layout" svg:x1="16.367cm" svg:y1="7.096cm" svg:x2="16.367cm" svg:y2="7.985cm">
          <text:p/>
        </draw:line>
        <draw:line draw:style-name="gr4" draw:text-style-name="P3" draw:layer="layout" svg:x1="16.367cm" svg:y1="8.696cm" svg:x2="16.367cm" svg:y2="9.585cm">
          <text:p/>
        </draw:line>
      </draw:page>
      <draw:page draw:name="page2" draw:style-name="dp1" draw:master-page-name="Default">
        <draw:frame draw:style-name="gr9" draw:layer="layout" svg:width="9.913cm" svg:height="1.673cm" svg:x="9.037cm" svg:y="1.689cm">
          <draw:text-box>
            <text:p>Script/directory architecture </text:p>
            <text:p>(how to generate context vectors)</text:p>
          </draw:text-box>
        </draw:frame>
        <draw:frame draw:style-name="gr10" draw:text-style-name="P5" draw:layer="layout" svg:width="3.556cm" svg:height="1.266cm" svg:x="14.205cm" svg:y="3.667cm">
          <draw:text-box>
            <text:p text:style-name="P5">Code</text:p>
          </draw:text-box>
        </draw:frame>
        <draw:frame draw:style-name="gr11" draw:layer="layout" svg:width="5.461cm" svg:height="1.393cm" svg:x="14.081cm" svg:y="5.191cm">
          <draw:text-box>
            <text:p>Manually created</text:p>
          </draw:text-box>
        </draw:frame>
        <draw:line draw:style-name="gr4" draw:text-style-name="P3" draw:layer="layout" svg:x1="13.827cm" svg:y1="5.572cm" svg:x2="7.223cm" svg:y2="5.572cm">
          <text:p/>
        </draw:line>
        <draw:frame draw:style-name="gr11" draw:layer="layout" svg:width="11.683cm" svg:height="1.673cm" svg:x="14.082cm" svg:y="7.092cm">
          <draw:text-box>
            <text:p>gen_tokenized_corpus: stpwds (set of words), stemming (boolean)</text:p>
          </draw:text-box>
        </draw:frame>
        <draw:line draw:style-name="gr4" draw:text-style-name="P3" draw:layer="layout" svg:x1="13.828cm" svg:y1="7.473cm" svg:x2="7.224cm" svg:y2="7.473cm">
          <text:p/>
        </draw:line>
        <draw:frame draw:style-name="gr11" draw:layer="layout" svg:width="11.683cm" svg:height="1.673cm" svg:x="14.083cm" svg:y="8.793cm">
          <draw:text-box>
            <text:p>word_co_occurrences: window size (integer), bySentence (boolean)</text:p>
          </draw:text-box>
        </draw:frame>
        <draw:line draw:style-name="gr4" draw:text-style-name="P3" draw:layer="layout" svg:x1="13.829cm" svg:y1="9.174cm" svg:x2="7.225cm" svg:y2="9.174cm">
          <text:p/>
        </draw:line>
        <draw:frame draw:style-name="gr11" draw:layer="layout" svg:width="11.683cm" svg:height="1.393cm" svg:x="14.084cm" svg:y="10.394cm">
          <draw:text-box>
            <text:p>gen_dsm: (no parameters) </text:p>
          </draw:text-box>
        </draw:frame>
        <draw:line draw:style-name="gr4" draw:text-style-name="P3" draw:layer="layout" svg:x1="13.83cm" svg:y1="10.775cm" svg:x2="7.226cm" svg:y2="10.775cm">
          <text:p/>
        </draw:line>
        <draw:g>
          <draw:frame draw:style-name="gr10" draw:text-style-name="P5" draw:layer="layout" svg:width="5.334cm" svg:height="1.266cm" svg:x="2.397cm" svg:y="3.667cm">
            <draw:text-box>
              <text:p text:style-name="P5">Directory File</text:p>
            </draw:text-box>
          </draw:frame>
          <draw:frame draw:style-name="gr10" draw:layer="layout" svg:width="5.194cm" svg:height="1.673cm" svg:x="2.397cm" svg:y="4.967cm">
            <draw:text-box>
              <text:p>Subgroup_k (for k \in [1,l])</text:p>
            </draw:text-box>
          </draw:frame>
          <draw:frame draw:style-name="gr10" draw:layer="layout" svg:width="5.194cm" svg:height="1.673cm" svg:x="2.398cm" svg:y="6.868cm">
            <draw:text-box>
              <text:p>subgroup_k_tokenized.RData</text:p>
            </draw:text-box>
          </draw:frame>
          <draw:frame draw:style-name="gr10" draw:layer="layout" svg:width="5.193cm" svg:height="1.673cm" svg:x="2.399cm" svg:y="8.569cm">
            <draw:text-box>
              <text:p>subgroup_k_pairs.RData</text:p>
            </draw:text-box>
          </draw:frame>
          <draw:frame draw:style-name="gr10" draw:layer="layout" svg:width="5.193cm" svg:height="1.673cm" svg:x="2.401cm" svg:y="10.17cm">
            <draw:text-box>
              <text:p>subgroup_k_dsm.RData</text:p>
            </draw:text-box>
          </draw:frame>
          <draw:frame draw:style-name="gr10" draw:layer="layout" svg:width="5.194cm" svg:height="1.673cm" svg:x="2.401cm" svg:y="11.571cm">
            <draw:text-box>
              <text:p>subgroup_k_context_vecs.RData</text:p>
            </draw:text-box>
          </draw:frame>
        </draw:g>
        <draw:frame draw:style-name="gr11" draw:layer="layout" svg:width="11.683cm" svg:height="1.393cm" svg:x="14.085cm" svg:y="11.795cm">
          <draw:text-box>
            <text:p>gen_contextvecs: window size (integer)</text:p>
          </draw:text-box>
        </draw:frame>
        <draw:line draw:style-name="gr4" draw:text-style-name="P3" draw:layer="layout" svg:x1="13.831cm" svg:y1="12.176cm" svg:x2="7.227cm" svg:y2="12.176cm">
          <text:p/>
        </draw:line>
        <draw:line draw:style-name="gr4" draw:text-style-name="P3" draw:layer="layout" svg:x1="13.828cm" svg:y1="5.572cm" svg:x2="7.223cm" svg:y2="6.969cm">
          <text:p/>
        </draw:line>
        <draw:line draw:style-name="gr4" draw:text-style-name="P3" draw:layer="layout" svg:x1="13.829cm" svg:y1="7.499cm" svg:x2="7.224cm" svg:y2="8.896cm">
          <text:p/>
        </draw:line>
        <draw:line draw:style-name="gr4" draw:text-style-name="P3" draw:layer="layout" svg:x1="13.83cm" svg:y1="9.126cm" svg:x2="7.225cm" svg:y2="10.523cm">
          <text:p/>
        </draw:line>
        <draw:line draw:style-name="gr4" draw:text-style-name="P3" draw:layer="layout" svg:x1="13.831cm" svg:y1="10.753cm" svg:x2="7.223cm" svg:y2="11.922cm">
          <text:p/>
        </draw:line>
      </draw:page>
      <draw:page draw:name="page3" draw:style-name="dp1" draw:master-page-name="Default">
        <draw:frame draw:style-name="gr9" draw:layer="layout" svg:width="11.284cm" svg:height="0.962cm" svg:x="8.366cm" svg:y="1.635cm">
          <draw:text-box>
            <text:p>Standards for final version of functions</text:p>
          </draw:text-box>
        </draw:frame>
        <draw:frame draw:style-name="gr12" draw:layer="layout" svg:width="24.892cm" svg:height="11.627cm" svg:x="1.762cm" svg:y="3.413cm">
          <draw:text-box>
            <text:p><text:s/>- All code should be encapsulated within separate scripts with functions to be called in by a master script</text:p>
            <text:p/>
            <text:p><text:s/>- The scripts should</text:p>
            <text:p><text:s/>--- have only one or a handful of closely-relate functions </text:p>
            <text:p><text:s/>--- not execute any code or modify the environment (outside of declaring necessary functions)</text:p>
            <text:p><text:s/>--- easily be called with the “source” function in R</text:p>
            <text:p/>
            <text:p><text:s/>- The functions should</text:p>
            <text:p><text:s/>--- Accept as inputs all parameters </text:p>
            <text:p><text:s/>--- Have no default values</text:p>
            <text:p><text:s/>--- Accept as input the file containing the data on which to operate</text:p>
            <text:p><text:s/>--- Accept as input the file to which to save the output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14:50:43.528226544</meta:creation-date>
    <dc:date>2016-02-12T01:09:38.834195876</dc:date>
    <meta:editing-duration>PT10H3M23S</meta:editing-duration>
    <meta:editing-cycles>33</meta:editing-cycles>
    <meta:generator>LibreOffice/4.2.8.2$Linux_X86_64 LibreOffice_project/420m0$Build-2</meta:generator>
    <meta:document-statistic meta:object-count="73"/>
  </office:meta>
</office:document-meta>
</file>